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6mm" fo:break-before="auto" style:use-optimal-row-height="true"/>
    </style:style>
    <style:style style:name="ro3" style:family="table-row">
      <style:table-row-properties style:row-height="54.1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14" style:family="table-cell" style:parent-style-name="Default">
      <style:table-cell-properties fo:border="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http://www.ccfe.ac.uk/introduction.aspx</text:p>
          </table:table-cell>
          <table:table-cell table:style-name="ce7" office:value-type="string" calcext:value-type="string">
            <text:p><text:s/>Informational website about Fusion Energy</text:p>
          </table:table-cell>
          <table:table-cell table:style-name="ce7" office:value-type="string" calcext:value-type="string">
            <text:p>Article</text:p>
          </table:table-cell>
          <table:table-cell table:style-name="ce7" office:value-type="string" calcext:value-type="string">
            <text:p><text:s/>Culham Centre for Fusion Energy, Culham Science Centre, Abingdon, Oxfordshire, </text:p>
          </table:table-cell>
          <table:table-cell table:style-name="ce8" office:value-type="string" calcext:value-type="string">
            <text:p> </text:p>
            <text:p>The world needs new, cleaner ways to supply our increasing energy demand, as concerns grow over climate change and declining supplies of fossil fuels. Power stations using fusion would have a number of advantages:</text:p>
            <text:p>No carbon emissions. The only by-products of fusion reactions are small amounts of helium, which is an inert gas that will not add to atmospheric pollution.</text:p>
            <text:p>Abundant fuels. Deuterium can be extracted from water and tritium is produced from lithium, which is found in the earth's crust. Fuel supplies will therefore last for millions of years.</text:p>
            <text:p>Energy efficiency. One kilogram of fusion fuel can provide the same amount of energy as 10 million kilograms of fossil fuel.</text:p>
            <text:p>No long-lived radioactive waste. Only plant components become radioactive and these will be safe to recycle or dispose of conventionally within 100 years.</text:p>
            <text:p>Safety. The small amounts of fuel used in fusion devices (about the weight of a postage stamp at any one time) means that a large-scale nuclear accident is not possible.</text:p>
            <text:p>Reliable power. Fusion power plants should provide a baseload supply of large amounts of electricity, at costs that are estimated to be broadly similar to other energy sources.</text:p>
          </table:table-cell>
          <table:table-cell table:style-name="ce7" office:value-type="string" calcext:value-type="string">
            <text:p>English</text:p>
          </table:table-cell>
          <table:table-cell table:style-name="ce7" office:value-type="string" calcext:value-type="string">
            <text:p><text:s/>Fusion power offers the prospect of an almost inexhaustible and cleaner(No carbon emissions) source of energy.</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1" office:value-type="percentage" office:value="1" calcext:value-type="percentage">
            <text:p>100.00%</text:p>
          </table:table-cell>
          <table:table-cell table:number-columns-repeated="14"/>
        </table:table-row>
        <table:table-row table:style-name="ro3">
          <table:table-cell table:style-name="ce4" office:value-type="string" calcext:value-type="string">
            <text:p>http://www.world-nuclear.org/information-library/current-and-future-generation/nuclear-fusion-power.aspx</text:p>
          </table:table-cell>
          <table:table-cell table:style-name="ce7" office:value-type="string" calcext:value-type="string">
            <text:p><text:s/>Informational website about Fusion Energy</text:p>
          </table:table-cell>
          <table:table-cell table:style-name="ce8" office:value-type="string" calcext:value-type="string">
            <text:p>Article</text:p>
          </table:table-cell>
          <table:table-cell table:style-name="ce7" office:value-type="string" calcext:value-type="string">
            <text:p>World Nuclear Association</text:p>
          </table:table-cell>
          <table:table-cell table:style-name="ce8" office:value-type="string" calcext:value-type="string">
            <text:p><text:s/>The use of fusion power plants could substantially reduce the environmental impacts of increasing world electricity demands since, like nuclear fission power, they would not contribute to acid rain or the greenhouse effect. Fusion power could easily satisfy the energy needs associated with continued economic growth, given the ready availability of fuels. There would be no danger of a runaway fusion reaction as this is intrinsically impossible and any malfunction would result in a rapid shutdown of the plant. However, although fusion does not generate long-lived radioactive products and the unburned gases can be treated on site, there would a short- to medium-term radioactive waste problem due to activation of the structural materials. Some component materials will become radioactive during the lifetime of a reactor, due to bombardment with high-energy neutrons, and will eventually become radioactive waste. The volume of such waste would be similar to the corresponding volumes from fission reactors. However, the long-term radiotoxicity of the fusion wastes would be considerably lower than that from actinides in used fission fuel, and the activation product wastes would be handled in much the same way as those from fission reactors with some years of operation.</text:p>
          </table:table-cell>
          <table:table-cell table:style-name="ce7" office:value-type="string" calcext:value-type="string">
            <text:p>English</text:p>
          </table:table-cell>
          <table:table-cell table:style-name="ce7" office:value-type="string" calcext:value-type="string">
            <text:p><text:s/>Fusion power offers the prospect of an almost inexhaustible and cleaner(No carbon emissions) source of energy.</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1" office:value-type="percentage" office:value="1" calcext:value-type="percentage">
            <text:p>100.00%</text:p>
          </table:table-cell>
          <table:table-cell table:number-columns-repeated="14"/>
        </table:table-row>
        <table:table-row table:style-name="ro1">
          <table:table-cell table:number-columns-repeated="6"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6" table:style-name="ce14" office:value-type="string" calcext:value-type="string">
            <text:p><text:s/></text:p>
          </table:table-cell>
          <table:table-cell table:style-name="ce14" office:value-type="float" office:value="0" calcext:value-type="float">
            <text:p>0</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7">00/00/0000</text:date>, <text:time style:data-style-name="N2" text:time-value="16:16:03.3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07T16:39:40.279000000</dc:date>
    <meta:editing-duration>PT31M48S</meta:editing-duration>
    <meta:editing-cycles>10</meta:editing-cycles>
    <meta:generator>LibreOffice/5.3.2.2$Windows_x86 LibreOffice_project/6cd4f1ef626f15116896b1d8e1398b56da0d0ee1</meta:generator>
    <meta:document-statistic meta:table-count="1" meta:cell-count="60" meta:object-count="0"/>
  </office:meta>
</office:document-meta>
</file>